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8ca6" officeooo:paragraph-rsid="000b8ca6"/>
    </style:style>
    <style:style style:name="P2" style:family="paragraph" style:parent-style-name="Standard">
      <style:text-properties officeooo:rsid="000d2b46" officeooo:paragraph-rsid="000d2b46"/>
    </style:style>
    <style:style style:name="P3" style:family="paragraph" style:parent-style-name="Standard">
      <style:text-properties officeooo:rsid="000b8ca6" officeooo:paragraph-rsid="000b8ca6"/>
    </style:style>
    <style:style style:name="T1" style:family="text">
      <style:text-properties officeooo:rsid="000da815"/>
    </style:style>
    <style:style style:name="T2" style:family="text">
      <style:text-properties officeooo:rsid="001105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ceso de abstracción </text:p>
      <text:p text:style-name="P1">Objeto: Semaforo </text:p>
      <text:p text:style-name="P1"/>
      <text:p text:style-name="P1">Propiedades/Atributos</text:p>
      <text:p text:style-name="P1"/>
      <text:p text:style-name="P1">Nombre <text:tab/>| <text:s text:c="2"/>Tipo de dato <text:s text:c="2"/>| Cte/Variable<text:tab/>| Rango de valores posibles | f(c)</text:p>
      <text:p text:style-name="P1">-Estado <text:tab/> <text:s text:c="4"/><text:span text:style-name="T1">string</text:span><text:tab/> <text:s text:c="4"/><text:span text:style-name="T1">variable</text:span><text:tab/> <text:tab/> <text:s/><text:span text:style-name="T1">Verde, Amarillo, Rojo</text:span></text:p>
      <text:p text:style-name="P1"/>
      <text:p text:style-name="P2">Comportamiento</text:p>
      <text:p text:style-name="P2"/>
      <text:p text:style-name="P2">Nombre <text:tab/><text:tab/>| Parámetro/Tipo<text:tab/>| <text:s text:c="2"/>Retorno</text:p>
      <text:p text:style-name="P2">Estado<text:tab/><text:tab/> <text:s/><text:tab/>---<text:tab/><text:tab/><text:tab/> <text:s text:c="2"/>Habilitado / Cortado</text:p>
      <text:p text:style-name="P2"><text:line-break/><text:line-break/><text:line-break/>*/<text:span text:style-name="T2">Cambiar set interval porque es global y meterlo adentro de una clase semaforo para que sea interno y lo maneje el semáforo, no una funcion con intervalo para todo el codigo*/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2T07:33:40.790811220</meta:creation-date>
    <dc:date>2025-04-25T19:25:23.978485199</dc:date>
    <meta:editing-duration>PT41M5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9" meta:word-count="68" meta:character-count="467" meta:non-whitespace-character-count="370"/>
  </office:meta>
</office:document-meta>
</file>